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37-2014</text:p>
      <text:p text:style-name="P44"><text:span text:style-name="T5">Maturín, </text:span><text:span text:style-name="Fuente_20_de_20_párrafo_20_predeter."><text:span text:style-name="T3">31</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Juli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39-2014</text:span><text:span text:style-name="T14"> </text:span><text:span text:style-name="T8">DE FECHA 23-07-2014</text:span></text:p>
      <text:p text:style-name="P36"/>
      <text:p text:style-name="P29"><text:span text:style-name="T8">OBJETO: </text:span><text:span text:style-name="T9">Contratación de Comida para celebración de 52 Aniversario de la CEM.</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ASOCIACIÓN COOPERATIVA EL TINGLAO,R.L<text:line-break/>- Oferta "B": BANQUETES Y FESTINES TIFFANY, C.A.<text:line-break/>- Oferta "C": EL PLACER DEL CHAWARMA,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4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40</text:span><text:span text:style-name="T12"/></text:p>
          </table:table-cell>
        </table:table-row>
        <table:table-row>
          <table:table-cell table:style-name="Tabla4.A2" office:value-type="string">
            <text:p text:style-name="P41">Oferta "B"</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ASOCIACIÃN COOPERATIVA EL TINGLAO,R.L</text:span></text:p>
          </table:table-cell>
          <table:table-cell table:style-name="Tabla3.A3" office:value-type="string">
            <text:p text:style-name="P49">Oferta mas Economica<text:line-break/><text:line-break/>Monto oferta "A"</text:p>
          </table:table-cell>
          <table:table-cell table:style-name="Tabla3.A3" office:value-type="string">
            <text:p text:style-name="P49">116.050,00<text:line-break/><text:line-break/><text:line-break/>116.050,00</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A3" office:value-type="string">
            <text:p text:style-name="P5"><text:span text:style-name="T11"/><text:span text:style-name="T13">"B": BANQUETES Y FESTINES TIFFANY, C.A.</text:span></text:p>
          </table:table-cell>
          <table:table-cell table:style-name="Tabla3.A3" office:value-type="string">
            <text:p text:style-name="P49">Oferta mas Economica<text:line-break/><text:line-break/>Monto oferta "B"</text:p>
          </table:table-cell>
          <table:table-cell table:style-name="Tabla3.A3" office:value-type="string">
            <text:p text:style-name="P49">116.050,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EL PLACER DEL CHAWARMA,C.A</text:span></text:p>
          </table:table-cell>
          <table:table-cell table:style-name="Tabla3.A3" office:value-type="string">
            <text:p text:style-name="P49">Oferta mas Economica<text:line-break/><text:line-break/>Monto oferta "C"</text:p>
          </table:table-cell>
          <table:table-cell table:style-name="Tabla3.A3" office:value-type="string">
            <text:p text:style-name="P49">116.050,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ASOCIACIÓN COOPERATIVA EL TINGLAO,R.L</text:p>
          </table:table-cell>
          <table:table-cell table:style-name="Tabla1.A2" office:value-type="string">
            <text:p text:style-name="P42">40</text:p>
          </table:table-cell>
          <table:table-cell table:style-name="Tabla1.A2" office:value-type="string">
            <text:p text:style-name="P42">40,00</text:p>
          </table:table-cell>
          <table:table-cell table:style-name="Tabla1.A1" office:value-type="string">
            <text:p text:style-name="P3">80,00</text:p>
          </table:table-cell>
        </table:table-row>
        <table:table-row table:style-name="Tabla1.4">
          <table:table-cell table:style-name="Tabla1.A2" office:value-type="string">
            <text:p text:style-name="P2">"B"</text:p>
          </table:table-cell>
          <table:table-cell table:style-name="Tabla1.A2" office:value-type="string">
            <text:p text:style-name="P42">BANQUETES Y FESTINES TIFFANY,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EL PLACER DEL CHAWARMA,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
      <text:p text:style-name="P35">* 0=No Presento</text:p>
      <text:p text:style-name="P12"/>
      <text:p text:style-name="P12"/>
      <text:p text:style-name="P12">CONCLUSIÓN:</text:p>
      <text:p text:style-name="P12"/>
      <text:p text:style-name="P14">La Dirección de Administración y Presupuesto de la Contraloría del estado Monagas (Unidad Contratante) invitó a participar a las empresas, El PLACER DEL CHAWARMA, C.A, BANQUETES Y FESTINES TIFFANY, C.A  y ASOCIACIÓN COOPERATIVA EL TINGLAO, R.L, quienes cuentan con experiencia en todo lo relacionado con montaje y organización de eventos y festividades , de las cuales solo ASOCIACIÓN COOPERATIVA EL TINGLAO, R.L., presento oferta , de igual manera se efectuó la revisión y análisis de la documentación contenida en el expediente administrativo, a la luz de la normativa legal vigente, esta Dirección concluye que en el caso bajo análisis, la empresa participante cumple con las especificaciones técnicas establecidas en las invitaciones, ofreciendo calidad de servicio y tiempo de respuesta. Que los recaudos exigidos para la calificación legal aún y cuando no tienen puntuación, fueron presentados a cabalidad.</text:p>
      <text:p text:style-name="P32"/>
      <text:p text:style-name="P27"/>
      <text:p text:style-name="P12">RECOMENDACIÓN:</text:p>
      <text:p text:style-name="P17">En atención al estudio y análisis legal, técnico y financiero realizado a la única oferta presentada, y que existe disponibilidad presupuestaria y financiera, ésta Unidad Contratante determinó que la empresa ASOCIACIÓN COOPERATIVA EL TINGLAO, R.L. califica como ganadora en el presente procedimiento de selección de contratistas, por ajustarse al requerimiento según las especificaciones preestablecidas,contando además con excelente calidad de servicio en montaje y organización de eventos y festividades, con un personal calificado para planificación de eventos particulares y corporativos, aspectos que nos permiten realizar la siguiente recomendación. <text:line-break/><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39-2014 para la Contratación de Comida para celebración de 52 Aniversario de la CEM, a la empresa la empresa ASOCIACIÓN COOPERATIVA EL TINGLAO, R.L. Rif:-J-40170395-1, por un monto de BOLÍVARES CIENTO DIECISÉIS MIL CINCUENTA CON CERO CÉNTIMOS (Bs. 116.050,00), este monto incluye iva para los siguientes renglones:<text:line-break/><text:line-break/>RENGLON<text:line-break/>DESCRIPCIÓN<text:line-break/>UNIDAD DE MEDIDA <text:line-break/>CANTIDAD<text:line-break/>1<text:line-break/>Ensalada de Fruta <text:line-break/>Unidad <text:line-break/>Ciento cincuenta (150)<text:line-break/>2<text:line-break/>Pasapalos Calientes <text:line-break/>Unidad <text:line-break/>Trescientos (300)<text:line-break/>3<text:line-break/>Cachitos <text:line-break/>Unidad <text:line-break/>Cien (100)<text:line-break/>4<text:line-break/>Pastelitos <text:line-break/>Unidad <text:line-break/>Cien (100)<text:line-break/>5<text:line-break/>Asado en salsa acompañado con arroz, ensalada rusa y tajada<text:line-break/>Unidad <text:line-break/>Cincuenta y cinco (55)<text:line-break/>6<text:line-break/>Pollo rebosado acompañado con arroz, ensalada rusa y tajada<text:line-break/>Unidad <text:line-break/>Cincuenta y cinco (55)<text:line-break/>7<text:line-break/>Media Canilla con Jamón y Queso<text:line-break/>Unidad <text:line-break/>Cincuenta y cinco (55)<text:line-break/>8<text:line-break/>Media Canilla con Pernil <text:line-break/>Unidad <text:line-break/>Cincuenta y cinco (55)<text:line-break/>9<text:line-break/>Arepa Rellena <text:line-break/>Unidad <text:line-break/>Cien (100)<text:line-break/>10<text:line-break/>Sanduich<text:line-break/>Unidad <text:line-break/>Ciento cincuenta (150)<text:line-break/>11<text:line-break/>Pernil en salsa acompañado con vegetales salteados, papas salpicadas y aguacate <text:line-break/>Unidad <text:line-break/>Cien (100)<text:line-break/>12<text:line-break/>Pollo al ajillo acompañado con vegetales salteados, papas salpicadas y aguacate <text:line-break/>Unidad <text:line-break/>Cien (100)<text:line-break/>13<text:line-break/>Pinchos de pollo y carne <text:line-break/>Unidad <text:line-break/>Trescientos cincuenta (350)<text:line-break/>15<text:line-break/>Mini Empanadas <text:line-break/>Unidad <text:line-break/>Doscientos  (200)<text:line-break/>16<text:line-break/>Parrila Mixta de carne, pollo, cochino, chorizo y  morcilla acompañado con casabe, ensalada, yuca y aguacate.<text:line-break/>Unidad <text:line-break/>Ciento cincuenta (150)<text:line-break/>17<text:line-break/>Jugos Variados <text:line-break/>Unidad <text:line-break/>Ochocientos  (800)<text:line-break/>18<text:line-break/>Refrescos <text:line-break/>Unidad <text:line-break/>Cuatrocientos  (400)<text:line-break/>19<text:line-break/>Papelón Con Limón<text:line-break/>Unidad <text:line-break/>Ciento cincuenta (150)<text:line-break/>20<text:line-break/>Cafe negro<text:line-break/>Unidad <text:line-break/>Doscientos  (200)<text:line-break/>21<text:line-break/>Cafe con Leche <text:line-break/>Unidad <text:line-break/>Doscientos  (200)<text:line-break/></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